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0.8pt"/>
    </style:style>
    <style:style style:name="co2" style:family="table-column">
      <style:table-column-properties fo:break-before="auto" style:column-width="133.51pt"/>
    </style:style>
    <style:style style:name="co3" style:family="table-column">
      <style:table-column-properties fo:break-before="auto" style:column-width="320.34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row table:style-name="ro1">
          <table:table-cell table:style-name="ce5" office:value-type="string" calcext:value-type="string">
            <text:p>Module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Missed Call Check</text:p>
          </table:table-cell>
          <table:table-cell table:style-name="ce5" office:value-type="string" calcext:value-type="string">
            <text:p>Total Count</text:p>
          </table:table-cell>
          <table:table-cell table:style-name="ce5" office:value-type="string" calcext:value-type="string">
            <text:p>Times Checked</text:p>
          </table:table-cell>
          <table:table-cell table:style-name="ce5" office:value-type="string" calcext:value-type="string">
            <text:p>Times missed</text:p>
          </table:table-cell>
          <table:table-cell table:style-name="ce5" office:value-type="string" calcext:value-type="string">
            <text:p>Check ratio</text:p>
          </table:table-cell>
          <table:table-cell table:style-name="ce5" office:value-type="string" calcext:value-type="string">
            <text:p>Miss ratio</text:p>
          </table:table-cell>
        </table:table-row>
        <table:table-row table:style-name="ro2">
          <table:table-cell office:value-type="string" calcext:value-type="string">
            <text:p>../../bc20/lib/test_kasan.bc</text:p>
          </table:table-cell>
          <table:table-cell office:value-type="string" calcext:value-type="string">
            <text:p>kasan_strings</text:p>
          </table:table-cell>
          <table:table-cell office:value-type="string" calcext:value-type="string">
            <text:p>%20 = call i32 @strcmp(i8* %19, i8* getelementptr inbounds ([2 x i8], [2 x i8]* @.str.50, i32 0, i32 0)) #10, !dbg !99</text:p>
          </table:table-cell>
          <table:table-cell office:value-type="float" office:value="3596" calcext:value-type="float">
            <text:p>3596</text:p>
          </table:table-cell>
          <table:table-cell office:value-type="float" office:value="3594" calcext:value-type="float">
            <text:p>3594</text:p>
          </table:table-cell>
          <table:table-cell office:value-type="float" office:value="2" calcext:value-type="float">
            <text:p>2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../../bc20/drivers/net/ethernet/cisco/enic/enic_pp.bc</text:p>
          </table:table-cell>
          <table:table-cell office:value-type="string" calcext:value-type="string">
            <text:p>enic_are_pp_different</text:p>
          </table:table-cell>
          <table:table-cell office:value-type="string" calcext:value-type="string">
            <text:p>%11 = call i32 @strcmp(i8* %7, i8* %10) #5, !dbg !11494</text:p>
          </table:table-cell>
          <table:table-cell office:value-type="float" office:value="3596" calcext:value-type="float">
            <text:p>3596</text:p>
          </table:table-cell>
          <table:table-cell office:value-type="float" office:value="3594" calcext:value-type="float">
            <text:p>3594</text:p>
          </table:table-cell>
          <table:table-cell office:value-type="float" office:value="2" calcext:value-type="float">
            <text:p>2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2">
          <table:table-cell office:value-type="string" calcext:value-type="string">
            <text:p>../../bc20/lib/test_kasan.bc</text:p>
          </table:table-cell>
          <table:table-cell office:value-type="string" calcext:value-type="string">
            <text:p>kasan_strings</text:p>
          </table:table-cell>
          <table:table-cell office:value-type="string" calcext:value-type="string">
            <text:p>%23 = call i32 @strncmp(i8* %22, i8* getelementptr inbounds ([2 x i8], [2 x i8]* @.str.50, i32 0, i32 0), i64 1) #10, !dbg !102</text:p>
          </table:table-cell>
          <table:table-cell office:value-type="float" office:value="1750" calcext:value-type="float">
            <text:p>1750</text:p>
          </table:table-cell>
          <table:table-cell office:value-type="float" office:value="1749" calcext:value-type="float">
            <text:p>1749</text:p>
          </table:table-cell>
          <table:table-cell office:value-type="float" office:value="1" calcext:value-type="float">
            <text:p>1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office:value-type="string" calcext:value-type="string">
            <text:p>../../bc20/fs/fat/cache.bc</text:p>
          </table:table-cell>
          <table:table-cell office:value-type="string" calcext:value-type="string">
            <text:p>fat_get_cluster</text:p>
          </table:table-cell>
          <table:table-cell office:value-type="string" calcext:value-type="string">
            <text:p>%66 = call i32 @___ratelimit(%struct.ratelimit_state* %65, i8* getelementptr inbounds ([16 x i8], [16 x i8]* @__func__.fat_get_cluster, i32 0, i32 0)) #8, !dbg !3332</text:p>
          </table:table-cell>
          <table:table-cell office:value-type="float" office:value="2597" calcext:value-type="float">
            <text:p>2597</text:p>
          </table:table-cell>
          <table:table-cell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3">
          <table:table-cell office:value-type="string" calcext:value-type="string">
            <text:p>../../bc20/fs/fat/cache.bc</text:p>
          </table:table-cell>
          <table:table-cell office:value-type="string" calcext:value-type="string">
            <text:p>fat_get_cluster</text:p>
          </table:table-cell>
          <table:table-cell office:value-type="string" calcext:value-type="string">
            <text:p>%101 = call i32 @___ratelimit(%struct.ratelimit_state* %100, i8* getelementptr inbounds ([16 x i8], [16 x i8]* @__func__.fat_get_cluster, i32 0, i32 0)) #8, !dbg !3364</text:p>
          </table:table-cell>
          <table:table-cell office:value-type="float" office:value="2597" calcext:value-type="float">
            <text:p>2597</text:p>
          </table:table-cell>
          <table:table-cell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3">
          <table:table-cell office:value-type="string" calcext:value-type="string">
            <text:p>../../bc20/fs/fat/cache.bc</text:p>
          </table:table-cell>
          <table:table-cell office:value-type="string" calcext:value-type="string">
            <text:p>fat_get_cluster</text:p>
          </table:table-cell>
          <table:table-cell office:value-type="string" calcext:value-type="string">
            <text:p>%122 = call i32 @___ratelimit(%struct.ratelimit_state* %121, i8* getelementptr inbounds ([16 x i8], [16 x i8]* @__func__.fat_get_cluster, i32 0, i32 0)) #8, !dbg !3382</text:p>
          </table:table-cell>
          <table:table-cell office:value-type="float" office:value="2597" calcext:value-type="float">
            <text:p>2597</text:p>
          </table:table-cell>
          <table:table-cell office:value-type="float" office:value="2594" calcext:value-type="float">
            <text:p>2594</text:p>
          </table:table-cell>
          <table:table-cell office:value-type="float" office:value="3" calcext:value-type="float">
            <text:p>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office:value-type="string" calcext:value-type="string">
            <text:p>../../bc20/drivers/usb/gadget/function/f_fs.bc</text:p>
          </table:table-cell>
          <table:table-cell office:value-type="string" calcext:value-type="string">
            <text:p>ffs_mutex_lock</text:p>
          </table:table-cell>
          <table:table-cell office:value-type="string" calcext:value-type="string">
            <text:p>%20 = call i32 @mutex_lock_interruptible_nested(%struct.mutex* %19, i32 0) #9, !dbg !6811</text:p>
          </table:table-cell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3">
          <table:table-cell office:value-type="string" calcext:value-type="string">
            <text:p>../../bc20/drivers/video/fbdev/cirrusfb.bc</text:p>
          </table:table-cell>
          <table:table-cell office:value-type="string" calcext:value-type="string">
            <text:p>cirrusfb_init</text:p>
          </table:table-cell>
          <table:table-cell office:value-type="string" calcext:value-type="string">
            <text:p>%10 = call i32 @__pci_register_driver(%struct.pci_driver* @cirrusfb_pci_driver, %struct.module* null, i8* getelementptr inbounds ([9 x i8], [9 x i8]* @.str, i32 0, i32 0)) #7, !dbg !5332</text:p>
          </table:table-cell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../../bc20/lib/test_kasan.bc</text:p>
          </table:table-cell>
          <table:table-cell office:value-type="string" calcext:value-type="string">
            <text:p>kasan_memcmp</text:p>
          </table:table-cell>
          <table:table-cell office:value-type="string" calcext:value-type="string">
            <text:p>%19 = call i32 @memcmp(i8* %14, i8* %16, i64 %18) #10, !dbg !100</text:p>
          </table:table-cell>
          <table:table-cell office:value-type="float" office:value="2745" calcext:value-type="float">
            <text:p>2745</text:p>
          </table:table-cell>
          <table:table-cell office:value-type="float" office:value="2739" calcext:value-type="float">
            <text:p>2739</text:p>
          </table:table-cell>
          <table:table-cell office:value-type="float" office:value="6" calcext:value-type="float">
            <text:p>6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2">
          <table:table-cell office:value-type="string" calcext:value-type="string">
            <text:p>../../bc20/drivers/mtd/ubi/vtbl.bc</text:p>
          </table:table-cell>
          <table:table-cell office:value-type="string" calcext:value-type="string">
            <text:p>process_lvol</text:p>
          </table:table-cell>
          <table:table-cell office:value-type="string" calcext:value-type="string">
            <text:p>%161 = call i32 @memcmp(i8* %153, i8* %156, i64 %160) #9, !dbg !4614</text:p>
          </table:table-cell>
          <table:table-cell office:value-type="float" office:value="2745" calcext:value-type="float">
            <text:p>2745</text:p>
          </table:table-cell>
          <table:table-cell office:value-type="float" office:value="2739" calcext:value-type="float">
            <text:p>2739</text:p>
          </table:table-cell>
          <table:table-cell office:value-type="float" office:value="6" calcext:value-type="float">
            <text:p>6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../../bc20/net/rxrpc/local_object.bc</text:p>
          </table:table-cell>
          <table:table-cell office:value-type="string" calcext:value-type="string">
            <text:p>rxrpc_local_cmp_key</text:p>
          </table:table-cell>
          <table:table-cell office:value-type="string" calcext:value-type="string">
            <text:p>%89 = call i32 @memcmp(i8* %83, i8* %88, i64 4) #9, !dbg !11476</text:p>
          </table:table-cell>
          <table:table-cell office:value-type="float" office:value="2745" calcext:value-type="float">
            <text:p>2745</text:p>
          </table:table-cell>
          <table:table-cell office:value-type="float" office:value="2739" calcext:value-type="float">
            <text:p>2739</text:p>
          </table:table-cell>
          <table:table-cell office:value-type="float" office:value="6" calcext:value-type="float">
            <text:p>6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../../bc20/net/rxrpc/local_object.bc</text:p>
          </table:table-cell>
          <table:table-cell office:value-type="string" calcext:value-type="string">
            <text:p>rxrpc_local_cmp_key</text:p>
          </table:table-cell>
          <table:table-cell office:value-type="string" calcext:value-type="string">
            <text:p>%122 = call i32 @memcmp(i8* %116, i8* %121, i64 16) #9, !dbg !11502</text:p>
          </table:table-cell>
          <table:table-cell office:value-type="float" office:value="2745" calcext:value-type="float">
            <text:p>2745</text:p>
          </table:table-cell>
          <table:table-cell office:value-type="float" office:value="2739" calcext:value-type="float">
            <text:p>2739</text:p>
          </table:table-cell>
          <table:table-cell office:value-type="float" office:value="6" calcext:value-type="float">
            <text:p>6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../../bc20/net/rxrpc/peer_object.bc</text:p>
          </table:table-cell>
          <table:table-cell office:value-type="string" calcext:value-type="string">
            <text:p>rxrpc_peer_cmp_key</text:p>
          </table:table-cell>
          <table:table-cell office:value-type="string" calcext:value-type="string">
            <text:p>%115 = call i32 @memcmp(i8* %109, i8* %114, i64 4) #9, !dbg !11574</text:p>
          </table:table-cell>
          <table:table-cell office:value-type="float" office:value="2745" calcext:value-type="float">
            <text:p>2745</text:p>
          </table:table-cell>
          <table:table-cell office:value-type="float" office:value="2739" calcext:value-type="float">
            <text:p>2739</text:p>
          </table:table-cell>
          <table:table-cell office:value-type="float" office:value="6" calcext:value-type="float">
            <text:p>6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../../bc20/net/rxrpc/peer_object.bc</text:p>
          </table:table-cell>
          <table:table-cell office:value-type="string" calcext:value-type="string">
            <text:p>rxrpc_peer_cmp_key</text:p>
          </table:table-cell>
          <table:table-cell office:value-type="string" calcext:value-type="string">
            <text:p>%148 = call i32 @memcmp(i8* %142, i8* %147, i64 16) #9, !dbg !11600</text:p>
          </table:table-cell>
          <table:table-cell office:value-type="float" office:value="2745" calcext:value-type="float">
            <text:p>2745</text:p>
          </table:table-cell>
          <table:table-cell office:value-type="float" office:value="2739" calcext:value-type="float">
            <text:p>2739</text:p>
          </table:table-cell>
          <table:table-cell office:value-type="float" office:value="6" calcext:value-type="float">
            <text:p>6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2">
          <table:table-cell office:value-type="string" calcext:value-type="string">
            <text:p>../../bc20/drivers/slimbus/qcom-ngd-ctrl.bc</text:p>
          </table:table-cell>
          <table:table-cell office:value-type="string" calcext:value-type="string">
            <text:p>qcom_slim_ngd_ctrl_probe</text:p>
          </table:table-cell>
          <table:table-cell office:value-type="string" calcext:value-type="string">
            <text:p>%113 = call i32 @__platform_driver_register(%struct.platform_driver* @qcom_slim_ngd_driver, %struct.module* null) #10, !dbg !11268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2">
          <table:table-cell office:value-type="string" calcext:value-type="string">
            <text:p>../../bc20/drivers/bluetooth/hci_bcm.bc</text:p>
          </table:table-cell>
          <table:table-cell office:value-type="string" calcext:value-type="string">
            <text:p>bcm_init</text:p>
          </table:table-cell>
          <table:table-cell office:value-type="string" calcext:value-type="string">
            <text:p>%1 = call i32 @__platform_driver_register(%struct.platform_driver* @bcm_driver, %struct.module* null) #8, !dbg !11844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2">
          <table:table-cell office:value-type="string" calcext:value-type="string">
            <text:p>../../bc20/drivers/bluetooth/hci_intel.bc</text:p>
          </table:table-cell>
          <table:table-cell office:value-type="string" calcext:value-type="string">
            <text:p>intel_init</text:p>
          </table:table-cell>
          <table:table-cell office:value-type="string" calcext:value-type="string">
            <text:p>%1 = call i32 @__platform_driver_register(%struct.platform_driver* @intel_driver, %struct.module* null) #8, !dbg !114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2">
          <table:table-cell office:value-type="string" calcext:value-type="string">
            <text:p>../../bc20/drivers/dma/qcom/hidma_mgmt.bc</text:p>
          </table:table-cell>
          <table:table-cell office:value-type="string" calcext:value-type="string">
            <text:p>hidma_mgmt_init</text:p>
          </table:table-cell>
          <table:table-cell office:value-type="string" calcext:value-type="string">
            <text:p>%13 = call i32 @__platform_driver_register(%struct.platform_driver* @hidma_mgmt_driver, %struct.module* null) #8, !dbg !4790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2">
          <table:table-cell office:value-type="string" calcext:value-type="string">
            <text:p>../../bc20/drivers/mfd/sm501.bc</text:p>
          </table:table-cell>
          <table:table-cell office:value-type="string" calcext:value-type="string">
            <text:p>sm501_base_init</text:p>
          </table:table-cell>
          <table:table-cell office:value-type="string" calcext:value-type="string">
            <text:p>%1 = call i32 @__platform_driver_register(%struct.platform_driver* @sm501_plat_driver, %struct.module* null) #9, !dbg !5577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2">
          <table:table-cell office:value-type="string" calcext:value-type="string">
            <text:p>../../bc20/drivers/crypto/chelsio/chtls/chtls_main.bc</text:p>
          </table:table-cell>
          <table:table-cell office:value-type="string" calcext:value-type="string">
            <text:p>chtls_uld_add</text:p>
          </table:table-cell>
          <table:table-cell office:value-type="string" calcext:value-type="string">
            <text:p>%89 = call %struct.sk_buff* @__alloc_skb(i32 %84, i32 %85, i32 0, i32 %88) #8, !dbg !12570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3">
          <table:table-cell office:value-type="string" calcext:value-type="string">
            <text:p>../../bc20/drivers/net/wireless/broadcom/brcm80211/brcmfmac/usb.bc</text:p>
          </table:table-cell>
          <table:table-cell office:value-type="string" calcext:value-type="string">
            <text:p>brcmf_usb_register</text:p>
          </table:table-cell>
          <table:table-cell office:value-type="string" calcext:value-type="string">
            <text:p>%3 = call i32 @usb_register_driver(%struct.usb_driver* @brcmf_usbdrvr, %struct.module* null, i8* getelementptr inbounds ([9 x i8], [9 x i8]* @.str.1, i32 0, i32 0)) #7, !dbg !10044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2">
          <table:table-cell office:value-type="string" calcext:value-type="string">
            <text:p>../../bc20/drivers/tty/serial/max310x.bc</text:p>
          </table:table-cell>
          <table:table-cell office:value-type="string" calcext:value-type="string">
            <text:p>max310x_uart_init</text:p>
          </table:table-cell>
          <table:table-cell office:value-type="string" calcext:value-type="string">
            <text:p>%9 = call i32 @__spi_register_driver(%struct.module* null, %struct.spi_driver* @max310x_spi_driver) #6, !dbg !6459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../../bc20/drivers/staging/rtl8712/hal_init.bc</text:p>
          </table:table-cell>
          <table:table-cell office:value-type="string" calcext:value-type="string">
            <text:p>rtl871x_load_fw_cb</text:p>
          </table:table-cell>
          <table:table-cell office:value-type="string" calcext:value-type="string">
            <text:p>%33 = call i32 @register_netdev(%struct.net_device* %32) #6, !dbg !9751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2">
          <table:table-cell office:value-type="string" calcext:value-type="string">
            <text:p>../../bc20/sound/isa/gus/gus_main.bc</text:p>
          </table:table-cell>
          <table:table-cell office:value-type="string" calcext:value-type="string">
            <text:p>snd_gus_init_control</text:p>
          </table:table-cell>
          <table:table-cell office:value-type="string" calcext:value-type="string">
            <text:p>%17 = call i32 @snd_ctl_add(%struct.snd_card* %13, %struct.snd_kcontrol* %16) #6, !dbg !5578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2">
          <table:table-cell office:value-type="string" calcext:value-type="string">
            <text:p>../../bc20/sound/isa/sb/sb16_main.bc</text:p>
          </table:table-cell>
          <table:table-cell office:value-type="string" calcext:value-type="string">
            <text:p>snd_sb16dsp_pcm</text:p>
          </table:table-cell>
          <table:table-cell office:value-type="string" calcext:value-type="string">
            <text:p>%61 = call i32 @snd_ctl_add(%struct.snd_card* %57, %struct.snd_kcontrol* %60) #5, !dbg !5421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2">
          <table:table-cell office:value-type="string" calcext:value-type="string">
            <text:p>../../bc20/drivers/staging/rtlwifi/rtl8822be/fw.bc</text:p>
          </table:table-cell>
          <table:table-cell office:value-type="string" calcext:value-type="string">
            <text:p>rtl8822b_halmac_cb_write_data_h2c</text:p>
          </table:table-cell>
          <table:table-cell office:value-type="string" calcext:value-type="string">
            <text:p>%9 = call %struct.sk_buff* @__netdev_alloc_skb(%struct.net_device* null, i32 %8, i32 4718625) #6, !dbg !142265890-=</text:p>
          </table:table-cell>
          <table:table-cell office:value-type="float" office:value="431" calcext:value-type="float">
            <text:p>431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2">
          <table:table-cell office:value-type="string" calcext:value-type="string">
            <text:p>../../bc20/drivers/net/ethernet/microchip/lan743x_main.bc</text:p>
          </table:table-cell>
          <table:table-cell office:value-type="string" calcext:value-type="string">
            <text:p>lan743x_rx_allocate_ring_element</text:p>
          </table:table-cell>
          <table:table-cell table:style-name="ce7" table:number-columns-repeated="4"/>
          <table:table-cell office:value-type="float" office:value="0.9954" calcext:value-type="float">
            <text:p>0.9954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3">
          <table:table-cell office:value-type="string" calcext:value-type="string">
            <text:p>../../bc20/drivers/input/keyboard/samsung-keypad.bc</text:p>
          </table:table-cell>
          <table:table-cell office:value-type="string" calcext:value-type="string">
            <text:p>samsung_keypad_probe</text:p>
          </table:table-cell>
          <table:table-cell office:value-type="string" calcext:value-type="string">
            <text:p>%195 = call i32 @of_device_is_compatible(%struct.device_node* %194, i8* getelementptr inbounds ([23 x i8], [23 x i8]* @.str.6, i32 0, i32 0)) #5, !dbg !4662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2">
          <table:table-cell office:value-type="string" calcext:value-type="string">
            <text:p>../../bc20/net/netlink/af_netlink.bc</text:p>
          </table:table-cell>
          <table:table-cell office:value-type="string" calcext:value-type="string">
            <text:p>netlink_trim</text:p>
          </table:table-cell>
          <table:table-cell office:value-type="string" calcext:value-type="string">
            <text:p>%81 = call i32 @pskb_expand_head(%struct.sk_buff* %74, i32 0, i32 %76, i32 %80) #11, !dbg !1095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3">
          <table:table-cell office:value-type="string" calcext:value-type="string">
            <text:p>../../bc20/drivers/usb/chipidea/ci_hdrc_msm.bc</text:p>
          </table:table-cell>
          <table:table-cell office:value-type="string" calcext:value-type="string">
            <text:p>ci_hdrc_msm_probe</text:p>
          </table:table-cell>
          <table:table-cell office:value-type="string" calcext:value-type="string">
            <text:p>%199 = call %struct.device_node* @of_get_next_available_child(%struct.device_node* %198, %struct.device_node* null) #5, !dbg !5658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3">
          <table:table-cell office:value-type="string" calcext:value-type="string">
            <text:p>../../bc20/kernel/trace/trace_events.bc</text:p>
          </table:table-cell>
          <table:table-cell office:value-type="string" calcext:value-type="string">
            <text:p>trace_event_buffer_reserve</text:p>
          </table:table-cell>
          <table:table-cell office:value-type="string" calcext:value-type="string">
            <text:p>%22 = call zeroext i1 @trace_event_ignore_this_pid(%struct.trace_event_file* %21) #10, !dbg !6440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../../bc20/fs/btrfs/ioctl.bc</text:p>
          </table:table-cell>
          <table:table-cell office:value-type="string" calcext:value-type="string">
            <text:p>create_snapshot</text:p>
          </table:table-cell>
          <table:table-cell office:value-type="string" calcext:value-type="string">
            <text:p>%49 = call %struct.btrfs_path* @btrfs_alloc_path() #9, !dbg !7399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2">
          <table:table-cell office:value-type="string" calcext:value-type="string">
            <text:p>../../bc20/drivers/infiniband/core/addr.bc</text:p>
          </table:table-cell>
          <table:table-cell office:value-type="string" calcext:value-type="string">
            <text:p>ib_nl_ip_send_msg</text:p>
          </table:table-cell>
          <table:table-cell office:value-type="string" calcext:value-type="string">
            <text:p>%56 = call i32 @nla_put(%struct.sk_buff* %51, i32 %52, i32 %54, i8* %55) #8, !dbg !12841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office:value-type="string" calcext:value-type="string">
            <text:p>../../bc20/drivers/infiniband/core/sa_query.bc</text:p>
          </table:table-cell>
          <table:table-cell office:value-type="string" calcext:value-type="string">
            <text:p>ib_nl_set_path_rec_attrs</text:p>
          </table:table-cell>
          <table:table-cell office:value-type="string" calcext:value-type="string">
            <text:p>%138 = call i32 @nla_put(%struct.sk_buff* %136, i32 8195, i32 8, i8* %137) #8, !dbg !13083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office:value-type="string" calcext:value-type="string">
            <text:p>../../bc20/drivers/infiniband/core/sa_query.bc</text:p>
          </table:table-cell>
          <table:table-cell office:value-type="string" calcext:value-type="string">
            <text:p>ib_nl_set_path_rec_attrs</text:p>
          </table:table-cell>
          <table:table-cell office:value-type="string" calcext:value-type="string">
            <text:p>%148 = call i32 @nla_put(%struct.sk_buff* %144, i32 8196, i32 16, i8* %147) #8, !dbg !13093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office:value-type="string" calcext:value-type="string">
            <text:p>../../bc20/drivers/infiniband/core/sa_query.bc</text:p>
          </table:table-cell>
          <table:table-cell office:value-type="string" calcext:value-type="string">
            <text:p>ib_nl_set_path_rec_attrs</text:p>
          </table:table-cell>
          <table:table-cell office:value-type="string" calcext:value-type="string">
            <text:p>%158 = call i32 @nla_put(%struct.sk_buff* %154, i32 8197, i32 16, i8* %157) #8, !dbg !13102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office:value-type="string" calcext:value-type="string">
            <text:p>../../bc20/drivers/infiniband/core/sa_query.bc</text:p>
          </table:table-cell>
          <table:table-cell office:value-type="string" calcext:value-type="string">
            <text:p>ib_nl_set_path_rec_attrs</text:p>
          </table:table-cell>
          <table:table-cell office:value-type="string" calcext:value-type="string">
            <text:p>%167 = call i32 @nla_put(%struct.sk_buff* %164, i32 8198, i32 1, i8* %166) #8, !dbg !13110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office:value-type="string" calcext:value-type="string">
            <text:p>../../bc20/drivers/infiniband/core/sa_query.bc</text:p>
          </table:table-cell>
          <table:table-cell office:value-type="string" calcext:value-type="string">
            <text:p>ib_nl_set_path_rec_attrs</text:p>
          </table:table-cell>
          <table:table-cell office:value-type="string" calcext:value-type="string">
            <text:p>%200 = call i32 @nla_put(%struct.sk_buff* %198, i32 8199, i32 2, i8* %199) #8, !dbg !13120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office:value-type="string" calcext:value-type="string">
            <text:p>../../bc20/drivers/infiniband/core/sa_query.bc</text:p>
          </table:table-cell>
          <table:table-cell office:value-type="string" calcext:value-type="string">
            <text:p>ib_nl_set_path_rec_attrs</text:p>
          </table:table-cell>
          <table:table-cell office:value-type="string" calcext:value-type="string">
            <text:p>%233 = call i32 @nla_put(%struct.sk_buff* %231, i32 8200, i32 2, i8* %232) #8, !dbg !13131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office:value-type="string" calcext:value-type="string">
            <text:p>../../bc20/drivers/gpu/drm/i915/intel_csr.bc</text:p>
          </table:table-cell>
          <table:table-cell office:value-type="string" calcext:value-type="string">
            <text:p>csr_load_work_fn</text:p>
          </table:table-cell>
          <table:table-cell office:value-type="string" calcext:value-type="string">
            <text:p>%27 = call i32 @request_firmware(%struct.firmware** %5, i8* %21, %struct.device* %26) #8, !dbg !14400</text:p>
          </table:table-cell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3">
          <table:table-cell office:value-type="string" calcext:value-type="string">
            <text:p>../../bc20/sound/soc/codecs/rt5514.bc</text:p>
          </table:table-cell>
          <table:table-cell office:value-type="string" calcext:value-type="string">
            <text:p>rt5514_dsp_voice_wake_up_put</text:p>
          </table:table-cell>
          <table:table-cell office:value-type="string" calcext:value-type="string">
            <text:p>%119 = call i32 @request_firmware(%struct.firmware** %8, i8* getelementptr inbounds ([19 x i8], [19 x i8]* @.str.22, i32 0, i32 0), %struct.device* %118) #7, !dbg !7366</text:p>
          </table:table-cell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3">
          <table:table-cell office:value-type="string" calcext:value-type="string">
            <text:p>../../bc20/sound/soc/codecs/rt5514.bc</text:p>
          </table:table-cell>
          <table:table-cell office:value-type="string" calcext:value-type="string">
            <text:p>rt5514_dsp_voice_wake_up_put</text:p>
          </table:table-cell>
          <table:table-cell office:value-type="string" calcext:value-type="string">
            <text:p>%138 = call i32 @request_firmware(%struct.firmware** %8, i8* getelementptr inbounds ([19 x i8], [19 x i8]* @.str.23, i32 0, i32 0), %struct.device* %137) #7, !dbg !7385</text:p>
          </table:table-cell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../../bc20/drivers/input/misc/regulator-haptic.bc</text:p>
          </table:table-cell>
          <table:table-cell office:value-type="string" calcext:value-type="string">
            <text:p>regulator_haptic_toggle</text:p>
          </table:table-cell>
          <table:table-cell office:value-type="string" calcext:value-type="string">
            <text:p>%24 = call i32 @regulator_enable(%struct.regulator* %23) #6, !dbg !4475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2">
          <table:table-cell office:value-type="string" calcext:value-type="string">
            <text:p>../../bc20/drivers/regulator/core.bc</text:p>
          </table:table-cell>
          <table:table-cell office:value-type="string" calcext:value-type="string">
            <text:p>regulator_bulk_enable_async</text:p>
          </table:table-cell>
          <table:table-cell office:value-type="string" calcext:value-type="string">
            <text:p>%11 = call i32 @regulator_enable(%struct.regulator* %10) #10, !dbg !7790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3">
          <table:table-cell office:value-type="string" calcext:value-type="string">
            <text:p>../../bc20/drivers/pci/controller/dwc/pci-exynos.bc</text:p>
          </table:table-cell>
          <table:table-cell office:value-type="string" calcext:value-type="string">
            <text:p>exynos_pcie_assert_reset</text:p>
          </table:table-cell>
          <table:table-cell office:value-type="string" calcext:value-type="string">
            <text:p>%20 = call i32 @devm_gpio_request_one(%struct.device* %16, i32 %19, i64 2, i8* getelementptr inbounds ([6 x i8], [6 x i8]* @.str.13, i32 0, i32 0)) #5, !dbg !5297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2">
          <table:table-cell office:value-type="string" calcext:value-type="string">
            <text:p>../../bc20/drivers/media/rc/rc-main.bc</text:p>
          </table:table-cell>
          <table:table-cell office:value-type="string" calcext:value-type="string">
            <text:p>rc_core_init</text:p>
          </table:table-cell>
          <table:table-cell office:value-type="string" calcext:value-type="string">
            <text:p>%18 = call i32 @rc_map_register(%struct.rc_map_list* @empty_map) #9, !dbg !513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3">
          <table:table-cell office:value-type="string" calcext:value-type="string">
            <text:p>../../bc20/drivers/mtd/nand/raw/tegra_nand.bc</text:p>
          </table:table-cell>
          <table:table-cell office:value-type="string" calcext:value-type="string">
            <text:p>tegra_nand_chips_init</text:p>
          </table:table-cell>
          <table:table-cell office:value-type="string" calcext:value-type="string">
            <text:p>%26 = call %struct.device_node* @of_get_next_child(%struct.device_node* %25, %struct.device_node* null) #5, !dbg !5123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3">
          <table:table-cell office:value-type="string" calcext:value-type="string">
            <text:p>../../bc20/drivers/thermal/qoriq_thermal.bc</text:p>
          </table:table-cell>
          <table:table-cell office:value-type="string" calcext:value-type="string">
            <text:p>qoriq_tmu_get_sensor_id</text:p>
          </table:table-cell>
          <table:table-cell office:value-type="string" calcext:value-type="string">
            <text:p>%15 = call %struct.device_node* @of_get_next_child(%struct.device_node* %14, %struct.device_node* null) #6, !dbg !2874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3">
          <table:table-cell office:value-type="string" calcext:value-type="string">
            <text:p>../../bc20/drivers/net/ethernet/stmicro/stmmac/stmmac_platform.bc</text:p>
          </table:table-cell>
          <table:table-cell office:value-type="string" calcext:value-type="string">
            <text:p>stmmac_dt_phy</text:p>
          </table:table-cell>
          <table:table-cell office:value-type="string" calcext:value-type="string">
            <text:p>%77 = call %struct.device_node* @of_get_next_child(%struct.device_node* %76, %struct.device_node* null) #5, !dbg !9791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3">
          <table:table-cell office:value-type="string" calcext:value-type="string">
            <text:p>../../bc20/drivers/net/ethernet/stmicro/stmmac/stmmac_platform.bc</text:p>
          </table:table-cell>
          <table:table-cell office:value-type="string" calcext:value-type="string">
            <text:p>stmmac_dt_phy</text:p>
          </table:table-cell>
          <table:table-cell office:value-type="string" calcext:value-type="string">
            <text:p>%98 = call %struct.device_node* @of_get_next_child(%struct.device_node* %94, %struct.device_node* %97) #5, !dbg !9794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0085" calcext:value-type="float">
            <text:p>0.0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0:00:14.45031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33:48.424723467</meta:creation-date>
    <dc:date>2019-10-03T10:01:27.846793738</dc:date>
    <meta:editing-duration>PT2M46S</meta:editing-duration>
    <meta:editing-cycles>2</meta:editing-cycles>
    <meta:generator>LibreOffice/6.0.7.3$Linux_X86_64 LibreOffice_project/00m0$Build-3</meta:generator>
    <meta:document-statistic meta:table-count="1" meta:cell-count="404" meta:object-count="0"/>
  </office:meta>
</office:document-meta>
</file>